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nome theme <text:s text:c="2"/></text:p>
      <text:p text:style-name="Standard">/usr/share/themes</text:p>
      <text:p text:style-name="Standard"/>
      <text:p text:style-name="Standard">vimrc</text:p>
      <text:p text:style-name="Standard">/etc/vim/vimr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7T20:55:21</meta:creation-date>
    <dc:date>2013-07-18T08:51:21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4" meta:word-count="5" meta:character-count="50" meta:non-whitespace-character-count="46"/>
  </office:meta>
</office:document-meta>
</file>